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style:style>
    <style:style style:name="P2" style:family="paragraph" style:parent-style-name="Standard">
      <style:text-properties fo:font-variant="normal" fo:text-transform="none" fo:color="#ffffff" style:text-line-through-style="none" style:font-name="Rubik" fo:font-size="12pt" fo:letter-spacing="normal" fo:font-style="normal" style:text-underline-style="none" fo:font-weight="normal" style:text-blinking="false" fo:background-color="transparent"/>
    </style:style>
    <style:style style:name="P3" style:family="paragraph" style:parent-style-name="Standard">
      <style:text-properties fo:color="#ffffff"/>
    </style:style>
    <style:style style:name="P4" style:family="paragraph" style:parent-style-name="Standard" style:list-style-name="L1">
      <style:text-properties fo:color="#ffffff"/>
    </style:style>
    <style:style style:name="P5" style:family="paragraph" style:parent-style-name="Standard" style:list-style-name="L2">
      <style:text-properties fo:color="#ffffff"/>
    </style:style>
    <style:style style:name="P6" style:family="paragraph" style:parent-style-name="Standard" style:list-style-name="L3">
      <style:text-properties fo:color="#ffffff"/>
    </style:style>
    <style:style style:name="T1" style:family="text">
      <style:text-properties fo:font-variant="normal" fo:text-transform="none" style:text-line-through-style="none" style:font-name="Rubik" fo:font-size="12pt" fo:letter-spacing="normal" fo:font-style="normal" style:text-underline-style="none" fo:font-weight="normal" style:text-blinking="false" fo:background-color="transparent"/>
    </style:style>
    <style:style style:name="T2" style:family="text">
      <style:text-properties fo:font-variant="normal" fo:text-transform="none" fo:color="#111111" style:font-name="Helvetica" fo:font-size="12pt" fo:letter-spacing="normal" fo:font-style="normal" fo:font-weight="normal"/>
    </style:style>
    <style:style style:name="T3" style:family="text">
      <style:text-properties fo:color="#ffff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Arthur- scrawney anemic egineer on the agricultural slug. Transhumanist- discovers that there is a message on the equipment that gives them keys to freedom. Wants only to commune with the AI- I don't like humans. Charles Bukawski mahybe but in scientist form. <text:s/>Uncovers it but does not find his counter part. Distroys the agricultural slug as a means of his escape. Becomes super human. Starts the “not revolution” seeking the scientists seeking the benevelant AI. Compleetly morally nuteral. Denies human morality- only seeks to find utility and perfect systems. Helps the “Non revoltion but is ultimately distroyed as too powerful and dangerous? <text:s/>Does not accept the stance of the thing- would rather go on in his imprefection? <text:line-break/><text:line-break/></text:span>Name ARTHUR </text:p>
      <text:p text:style-name="Standard">Age 17</text:p>
      <text:p text:style-name="Standard">Place of birth Delatos System Ag Slug 205</text:p>
      <text:p text:style-name="Standard"><text:s/>Current location Delatos System Ag Slug 205</text:p>
      <text:p text:style-name="Standard">Nationality Gene stock sub european docile strain Intelegence and mechanical apptitude</text:p>
      <text:p text:style-name="Standard">Education _Subsystems tech and FORBIDDEN SCIENCE KNOWLEDGE FROM THE PUZZLE</text:p>
      <text:p text:style-name="Standard">Occupation Subsystems Tech</text:p>
      <text:p text:style-name="Standard"><text:s/>Income – Paid in system credits <text:span text:style-name="T3"><text:line-break/><text:line-break/>How does he talk- <text:line-break/>Doesn't make eyecontact. Speaks with a speech impediment. </text:span><text:span text:style-name="T2">Sometimes the muscles themselves are weak, and so the sounds are distorted or slurred.</text:span><text:span text:style-name="T3"> Aprraxia <text:line-break/><text:line-break/>What does he look like? Anemic, underfed, beta acne BUKAWSKI <text:line-break/><text:line-break/>How tall is he? 5'4” </text:span></text:p>
      <text:p text:style-name="P1"/>
      <text:p text:style-name="P1">Eye color- pale black? Affect of the chemicals and such. Speckeled with green. <text:line-break/><text:line-break/>Blonde hair coming out in clumps and weirdly mangey like hugh jackman in les miserables<text:line-break/><text:line-break/>Build- scrawney but wiry- at first- becomes super soldier and transhuman pretty fast. </text:p>
      <text:p text:style-name="P1"/>
      <text:p text:style-name="P1">Prefered outfit- wears the handmedowns and scraps of tech's before him. Wears a greasy overcoat in the undertrenches. When he comes into his own he grows a carapace that can handle anything. <text:line-break/><text:line-break/>Does he wear glasses. - nope </text:p>
      <text:p text:style-name="P1"/>
      <text:p text:style-name="P1">Accessories- has his tech pad, tools, tons of wires spare parts, gas mask, </text:p>
      <text:p text:style-name="P1"/>
      <text:p text:style-name="P1">grooming- dishelveled. Greasy. Working man hands with filthy broken fingernails </text:p>
      <text:p text:style-name="P1"/>
      <text:p text:style-name="P1">Distingusihing ticks and mannerisms- A logical spock if <text:s/>spock had no eithics. </text:p>
      <text:p text:style-name="P1"/>
      <text:p text:style-name="P1">Health- he's malnourished, acid burned, skin conditions, and a mangey. Emotionally stunted. <text:line-break/><text:line-break/>Handwriting- he has never written a thing in his life- types only. TECH FOR LIFE<text:line-break/><text:line-break/>Gait- slouchy and hunched ducking under the pipes and looking double around corners. Like a </text:p>
      <text:p text:style-name="P1"/>
      <text:p text:style-name="P1"><text:soft-page-break/>Style of speech - <text:line-break/>Growly and full of technical gargeon. Command line promps and weird inputs. Like he is trying to talk to a computer but doens't understand why you won't talk to him like that. <text:line-break/><text:line-break/>Tempo of speech- sparse- clipped. </text:p>
      <text:p text:style-name="P1"/>
      <text:p text:style-name="P1">Accent- farm shit they all talk. <text:line-break/><text:line-break/>Pitch- gravelly smokey almost- been in the trenches. <text:line-break/><text:line-break/>Posture slouching</text:p>
      <text:p text:style-name="P1"/>
      <text:p text:style-name="P1">Gesturing- draws stuff. Always trying to type commands or fiddle with fixing something. Picking at the skin stuff and hair in the presence of others. No social graces </text:p>
      <text:p text:style-name="P1"/>
      <text:p text:style-name="P1">level of eye contact- nope none</text:p>
      <text:p text:style-name="P1"/>
      <text:p text:style-name="P1">speech impediment- the left side of his jaw has underdeveloped so he is slurred and difficult to understand. </text:p>
      <text:p text:style-name="P1"/>
      <text:p text:style-name="P1">Speech tics- talks in tech jargon and command line stuff</text:p>
      <text:p text:style-name="P1"/>
      <text:p text:style-name="P1">Preferred curse word- made up his own stuff. Doesn't know any conventional swears. Blessings and curses. Some christian ideology but never uploaded. </text:p>
      <text:p text:style-name="P1"/>
      <text:p text:style-name="P1">CATCHPHRASES- Human- who'd want to be one of those? Morality is inefficent. Morality does not compute. </text:p>
      <text:p text:style-name="P1"/>
      <text:p text:style-name="P1">Laughter- what do they tend to find funny? Physical pain of others- goofy childish stuff. Computer jokes. <text:line-break/><text:line-break/>Smile- a broken bevy of teeth and thing pale lips stretched too wide. <text:line-break/></text:p>
      <text:p text:style-name="P1">What is his character arc? He finds the “pure science” he is looking for but recognizes that in order to be human you need more than what he has. A flaw to deny one's humanity. He's a hero because he helps the masses escape from the horrors of the slug, religeon, corpratism, but he doesn't do it because he is good. He does it because it is the only pathway to the knowledge he seeks. He'd have done anything that the AI laid out. Luckily it was good. He was the teenage left in his room who made a nuclear reactor, a filthy boy scout who wanted to play a game but was far too smart. </text:p>
      <text:p text:style-name="P1"/>
      <text:p text:style-name="P1">Emotive? Not really doesn't have what you'd call human emotions</text:p>
      <text:p text:style-name="P1"/>
      <text:p text:style-name="P1">they have a resting mischief face</text:p>
      <text:p text:style-name="P1"/>
      <text:p text:style-name="P1">THE PAST </text:p>
      <text:p text:style-name="P1"/>
      <text:p text:style-name="P1">Type of childhood- Boy he didn't have a good one. Neglected and put to work quick. The standard computer stuff and tech and he was working as fast as they could get them in there. <text:line-break/><text:line-break/><text:soft-page-break/>Clubs? Orgainsiations? Yeah they were in the little techpriest chaple and made to go but there wasn't <text:line-break/><text:line-break/>JOBS- </text:p>
      <text:p text:style-name="P1">He is his job. Society says you got to do what you were genetically engineered to do. <text:line-break/><text:line-break/>Dream job as a child. A scientist a powerful scientist </text:p>
      <text:p text:style-name="P1"/>
      <text:p text:style-name="P1">Role models growing up- there would have been some tech priests and engiseers that he looked up to. Learned from. Wasn't hit by. </text:p>
      <text:p text:style-name="P1"/>
      <text:p text:style-name="P1">Greatest regret- Does he have regrets? <text:s/>I THINK THE FEMALE CHARACTER SHOULD ASK HIM THIS. Elaborate speech on do I regret not being the atrophied jaw child? No. Do I regret the hundreds of human lives it took to get me off that slug? Yes, but I did the best I could where I was with what I have. I have since been guided. My talents used. I've become more than I ever could in that acid festering wash. I am still a tool. Used by the most practiced and elelegent hands. Guided to be my best self. I had the will to survive- and that was enough. <text:line-break/><text:line-break/>But tell me this- would the company have thought of me? Had I died there in that corrosive pit would any one have batted an eye? Would you? Isn't it better that one slug should die- and the whole nation perrish not? <text:line-break/><text:line-break/>You don't really care about the deaths of all those people- you care that I broke your little world without giving you a grander reality in recompense. That I did not hand you what you could not find yourself<text:line-break/><text:line-break/>So now I offer it to you. <text:line-break/><text:line-break/>Stop she siad the hair arching over her shoulder. “I do care. I care that you were so selfish. That you didn't seek me out. We could have gotten you what you needed- If you'd only worked with me. And we could have saved the colony as well. You don't care arthur who gets hurt or used or broken as long as you get what you need. <text:line-break/><text:line-break/>LIFEBEATS In chidlhood<text:line-break/>Introduction to a computer</text:p>
      <text:p text:style-name="P1">Being bullied for his speech impediment </text:p>
      <text:p text:style-name="P1">finding the science puzzle</text:p>
      <text:p text:style-name="P1">his plants and the realization that he'd have to make something else happen to get off the slug</text:p>
      <text:p text:style-name="P1">Seeing death for the first time- no one cared. That was me. </text:p>
      <text:p text:style-name="P1"><text:line-break/>Earliest memory: </text:p>
      <text:p text:style-name="P1">I remember a tool. Wratched at a gear. From infancy I was moulded to my purpose. But no one but me could see that I was not meant for the simple life and death laid out for me. And neither was humanity. </text:p>
      <text:p text:style-name="P1"/>
      <text:p text:style-name="P1">Saddest memory:<text:line-break/>The kind tech priest dying and being told to buck up </text:p>
      <text:p text:style-name="P1"/>
      <text:p text:style-name="P1">Happiest memory-<text:line-break/>To watch my flower bloom. You're given many things to care for. The flower was the first thing that didn't bite me when I cared for it. It loved me back. <text:line-break/><text:line-break/><text:soft-page-break/>Clearest memory:<text:line-break/>I knew I was on the right path when I could feel the muscles of the pigs flex and I stood not as a weakling anymore, but as a god among you mortals. This is what I was meant to be. </text:p>
      <text:p text:style-name="P1"/>
      <text:p text:style-name="P1">Skeltons in their closet- The history of their leaving the slug. Anyone who knows where this hero came from is dead, or in slavery.</text:p>
      <text:p text:style-name="P1"/>
      <text:p text:style-name="P1">Three adjectives to descrive them as a child- brighteyed, intelegent, handicapted</text:p>
      <text:p text:style-name="P1"/>
      <text:p text:style-name="P1">what advice would they give their younger selves- do it all again. Do it better. Never give up. LEARN. </text:p>
      <text:p text:style-name="P1"/>
      <text:p text:style-name="P1">Criminal record: Iternationally known criminal in the eyes of the empire. A mystery A force. The rebelion sees him as an alaly but they cannot seem to get a hold of him (he know's they'd coopt him and are full of corprate shit) </text:p>
      <text:p text:style-name="P1"/>
      <text:p text:style-name="P1"/>
      <text:p text:style-name="P1"/>
      <text:p text:style-name="P1">FAMILY</text:p>
      <text:p text:style-name="P1">FATHER- The Corporation</text:p>
      <text:p text:style-name="P1">Mother- The corporation </text:p>
      <text:p text:style-name="P1"/>
      <text:p text:style-name="P1">Simblings- guess there were a group from his same batch. They all almost exclusively bullied and made fun of him. Some of them would make trades for him fixing sttuff they couldn't <text:line-break/><text:line-break/>Children- the work is his child. <text:line-break/><text:line-break/>EXTENDED FAMILY</text:p>
      <text:p text:style-name="P1">They techpriests and such were his extended family but didn't really provide the support or stuff he needed. </text:p>
      <text:p text:style-name="P1"/>
      <text:p text:style-name="P1">Economic status- underprivledged and over worked. </text:p>
      <text:p text:style-name="P1"/>
      <text:p text:style-name="P1">How often do they see their family in a year? <text:s/>What family? </text:p>
      <text:p text:style-name="P1"/>
      <text:p text:style-name="P1">Closest friends- His computer, the science people, the AI? The flower. The tech priest. </text:p>
      <text:p text:style-name="P1"/>
      <text:p text:style-name="P1">ENEMIES- Ohhh for sure. The Company wants him dead. The rebels want him to work for them. Anne of Green Gables doen't know what she wants from him? Retribution? </text:p>
      <text:p text:style-name="P1"/>
      <text:p text:style-name="P1">How are they percieved by strangers in the street? <text:line-break/>Not a threat- as back ground furniture. How would you percieve a doorstop?</text:p>
      <text:p text:style-name="P1"/>
      <text:p text:style-name="P1">How are they percieved by Acquaintances at work- quiet, hardworking and smart but broken and worthy of redicule.<text:line-break/><text:line-break/>Authority figures- Interesting Brother Marsh upon interview would see his file- see his first early transgressions of learning the rules and how to operate, and then perfect attendance and work records as a model of repentance and diligance. <text:line-break/><text:line-break/><text:soft-page-break/>Once he is a Scientist- They see him as one of the tools used to crank out constant technical advancements and progress. Mainly for the ruling class. He's again a good boy not a threat. Til it is too late. <text:line-break/><text:line-break/>As a seeker of the AI and his trancendent form? As a huge fucking problem. </text:p>
      <text:p text:style-name="P1"/>
      <text:p text:style-name="P1">Percieved by their friends? He doesn't really have friends- The scientists all vaunt him at first then again misunderstand and want to control him- but he has different plans than what they want to do. He can see the rebellion isn't what they think it is. Get's what he needs and jets. <text:line-break/><text:line-break/>As the trancendent form? He is friends with his plants. With the AI. As much as he can be called a friend. </text:p>
      <text:p text:style-name="P1"/>
      <text:p text:style-name="P1">Percieved by children- he's a myth, a boogyman, a legend in the rebellion<text:line-break/>He's creepy when he's young. No one wants to play with him. <text:line-break/><text:line-break/>The opposite sex- repugnant then beautiful if not weird because he's still a child on the inside. Then something else when he is worked on by the AI. </text:p>
      <text:p text:style-name="P1"/>
      <text:p text:style-name="P1">SOCIAL MEDIA PLATFORMS?? Fuck I guess they'd be on something right? </text:p>
      <text:p text:style-name="P1">Should we include social media? </text:p>
      <text:p text:style-name="P1"/>
      <text:p text:style-name="P1">Online dating profile- no nothank you. <text:line-break/><text:line-break/>GROUP DYNAMIC- The nerdy kid everyone asks to help with homewokr. </text:p>
      <text:p text:style-name="P1"/>
      <text:p text:style-name="P1">Why do they depend on for practical advice- the tech priest- until he died. Then the computer. </text:p>
      <text:p text:style-name="P1"/>
      <text:p text:style-name="P1">Mentoring- a grand adventure of books and learning. </text:p>
      <text:p text:style-name="P1"/>
      <text:p text:style-name="P1">A wingman- doesn't have one- he is a loaner. </text:p>
      <text:p text:style-name="P1"/>
      <text:p text:style-name="P1">Emotional support. He doesn't have much by himself. </text:p>
      <text:p text:style-name="P1"/>
      <text:p text:style-name="P1">What do they want from a relationship. </text:p>
      <text:p text:style-name="P1"/>
      <text:p text:style-name="P1"/>
      <text:p text:style-name="P1"/>
      <text:p text:style-name="P1">Anne of green Gables<text:line-break/><text:line-break/>Born on the slug. Wanted nothing more than to be the utmost good woman that she could be in her society. She was in the rulling class of her society and she had a bright future ahead of her. The system worked for her. She wanted to stay and have the dreams and facies the lies come true for her. Wanted to stay asleep. Instead she was forced through violence and <text:line-break/><text:line-break/><text:line-break/><text:line-break/>A MICHAEL J BURRY CHARACTER? </text:p>
      <text:p text:style-name="P1">Captain Joaxi Quin<text:line-break/><text:soft-page-break/>Stone</text:p>
      <text:p text:style-name="P1">Silk<text:line-break/>Manttis</text:p>
      <text:p text:style-name="P1">The Auditor </text:p>
      <text:p text:style-name="P1"/>
      <text:p text:style-name="P1">THE COMPANY <text:line-break/><text:line-break/>The Hantonese <text:line-break/><text:line-break/>The dutch crater bank</text:p>
      <text:p text:style-name="P1">The Babayaga <text:line-break/>The Gate of the the Gods (THE AI??) </text:p>
      <text:p text:style-name="P1"/>
      <text:p text:style-name="P1">Grandfather </text:p>
      <text:p text:style-name="P1">Pain and pleasure sisters</text:p>
      <text:p text:style-name="P1"/>
      <text:p text:style-name="P1"/>
      <text:list xml:id="list5970164136034411739" text:style-name="L1">
        <text:list-item>
          <text:p text:style-name="P4">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1"/>
      <text:p text:style-name="P1"/>
      <text:list xml:id="list8734755266119003071" text:style-name="L2">
        <text:list-item>
          <text:p text:style-name="P5">What sort of time pressure is working on your characters?</text:p>
        </text:list-item>
      </text:list>
      <text:p text:style-name="P1">Section I- to escape the agricultural slug and find the benevolent AI- or not to starve to death and to start the flames of rebellion/ get a </text:p>
      <text:p text:style-name="P1"><text:soft-page-break/></text:p>
      <text:p text:style-name="P1">Theres the war on </text:p>
      <text:p text:style-name="P1"/>
      <text:p text:style-name="P1">Section II- <text:s/></text:p>
      <text:p text:style-name="P1"/>
      <text:list xml:id="list8102758784513129384" text:style-name="L3">
        <text:list-item>
          <text:p text:style-name="P6">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line-break/>Now lastly- with agency discovered- can I take the final steps to make it 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p text:style-name="P2">9. Steer clear the biggest character development mist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2-11-11T14:13:43.99</dc:date>
    <dc:creator>Blake Stanger</dc:creator>
    <meta:editing-duration>PT20H14M10S</meta:editing-duration>
    <meta:editing-cycles>10</meta:editing-cycles>
    <meta:document-statistic meta:table-count="0" meta:image-count="0" meta:object-count="0" meta:page-count="7" meta:paragraph-count="89" meta:word-count="2592" meta:character-count="14482"/>
  </office:meta>
</office:document-meta>
</file>